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font-size="12pt" style:font-size-asian="12pt" style:font-size-complex="12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3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6a19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906cm" svg:y="0.268cm" svg:width="9.1cm" svg:height="2.782cm" draw:z-index="1"><draw:text-box><text:p text:style-name="P2"><office:annotation><dc:creator>Gauthier Bastien</dc:creator><dc:date>2011-02-16T14:49:10</dc:date><text:p text:style-name="P14"><text:span text:style-name="T8">do text if self.hasSingleApplicant()</text:span></text:p><text:p text:style-name="P14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5">Titre Nom Prénom<text:line-break/>Adresse ligne1<text:line-break/>Adresse ligne2</text:span></text:p><text:p text:style-name="P2"><text:span text:style-name="T5"><office:annotation><dc:creator>Gauthier Bastien</dc:creator><dc:date>2011-02-17T09:18:17</dc:date><text:p text:style-name="P14"><text:span text:style-name="T13">do text if self.hasMultipleApplicants()</text:span></text:p></office:annotation></text:span><text:span text:style-name="T5">&lt;%Titre%&gt; &lt;%Nom%&gt; &lt;%Prenom%&gt;<text:line-break/>&lt;%AdresseLigne1%&gt;<text:line-break/>&lt;%AdresseLigne2%&gt;</text:span></text:p><text:h text:style-name="Heading_20_2" text:outline-level="2"/><text:p text:style-name="Standard"/><text:p text:style-name="Standard"/><text:p text:style-name="Standard"/><text:p text:style-name="P3"><office:annotation><dc:creator>Gauthier Bastien</dc:creator><dc:date>2011-02-17T09:18:17</dc:date><text:p text:style-name="P14"><text:span text:style-name="T13">do text if self.hasMultipleApplicants()</text:span></text:p></office:annotation><text:text-input text:description="Plusieurs demandeurs">self.getMultipleApplicants()</text:text-input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5"><text:span text:style-name="T7">Notification</text:span> de la décision du Collège communal</text:p>
      <text:p text:style-name="P4"/>
      <text:p text:style-name="P12"><office:annotation><dc:creator>Gauthier Bastien</dc:creator><dc:date>2011-01-13T14:56:41</dc:date><text:p text:style-name="P14"><text:span text:style-name="T12">do text</text:span></text:p><text:p text:style-name="P14"><text:span text:style-name="T12">from document(at=reference, format='odt')</text:span></text:p></office:annotation>Import depuis reference.odt</text:p>
      <text:p text:style-name="P12"/>
      <text:p text:style-name="P7"><office:annotation><dc:creator>Gauthier Bastien</dc:creator><dc:date>2011-02-16T16:12:24</dc:date><text:p text:style-name="P14"><text:span text:style-name="T11">do text if self.hasMultipleApplicants()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0">do text if self.hasSingleApplicant()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4"/>
      <text:p text:style-name="P10"><office:annotation><dc:creator>Gauthier Bastien</dc:creator><dc:date>2011-02-21T09:23:46</dc:date><text:p text:style-name="P14"><text:span text:style-name="T9">do text if self.hasSingleApplicant()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4"><text:span text:style-name="T9">do text if self.hasMultipleApplicants()</text:span></text:p></office:annotation><text:span text:style-name="T4">&lt;%Titre%&gt;</text:span>,</text:p>
      <text:p text:style-name="P10"/>
      <text:p text:style-name="P10">Conformément à l'article 35 du décret du 11 mars 1999 relatif au permis d’environnement, nous vous transmettons une copie de la décision concernant le dossier repris sous rubrique.</text:p>
      <text:p text:style-name="P10"/>
      <text:p text:style-name="P10"><office:annotation><dc:creator>Gauthier Bastien</dc:creator><dc:date>2011-02-21T09:23:46</dc:date><text:p text:style-name="P14"><text:span text:style-name="T9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4"><text:span text:style-name="T9">do text if self.hasMultipleApplicants()</text:span></text:p></office:annotation>Demeurant à votre disposition, nous vous prions d'agréer, <text:span text:style-name="T4">&lt;%Titre%&gt;</text:span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5:12:45.952075134</dc:date>
    <dc:language>fr-FR</dc:language>
    <meta:editing-cycles>154</meta:editing-cycles>
    <meta:editing-duration>P2DT5H32M17S</meta:editing-duration>
    <dc:creator>bleybaert</dc:creator>
    <meta:document-statistic meta:table-count="0" meta:image-count="0" meta:object-count="0" meta:page-count="1" meta:paragraph-count="17" meta:word-count="119" meta:character-count="955" meta:non-whitespace-character-count="874"/>
    <meta:user-defined meta:name="Info 1"/>
    <meta:user-defined meta:name="Info 2"/>
    <meta:user-defined meta:name="Info 3"/>
    <meta:user-defined meta:name="Info 4"/>
  </office:meta>
</office:document-meta>
</file>